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ingRequestEntity.StreamingRequestEntity( Soap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ingRequestEntity.isRepea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Processo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ingRequestEntity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Processor.copyHeaderInformation( NormalizedMessage nm , PostMethod metho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viderProcessor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viderProcesso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viderProcessor.writeMessage( SoapWriter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viderProcessor.processInOut( MessageExchange exchange , PostMethod method , Context context , boolean txSync , boolean clo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reamingRequestEntity.writeRequest(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viderProcessor.ProviderProcessor( HttpEndpoint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viderProcessor.getHeaders( Http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eamingRequestEntity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viderProcessor.processInOptionalOut( PostMethod method , MessageExchange exchange , Context context , boolean txSync , boolean clo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roviderProcessor.getHeaders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viderProcessor.getRelUri( String locationUr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viderProcessor.g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viderProcesso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viderProcessor.process( MessageExchange exchange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9">
            <text:p text:style-name="Table_20_Contents">19</text:p>
          </table:table-cell>
          <table:table-cell office:value-type="float" office:value="91">
            <text:p text:style-name="Table_20_Contents">91</text:p>
          </table:table-cell>
        </table:table-row>
        <table:table-row>
          <table:table-cell office:value-type="string">
            <text:p text:style-name="Table_20_Contents">ProviderProcessor.getHostConfiguration( String locationURI , MessageExchange exchange , NormalizedMessage messa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1">
            <text:p text:style-name="Table_20_Contents">3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